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Saúd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61895538799.36" calcext:value-type="float">
            <text:p>61895538799,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8971661240.81" calcext:value-type="float">
            <text:p>68971661240,8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827945671.03" calcext:value-type="float">
            <text:p>77827945671,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 office:value-type="float" office:value="83391495235.73" calcext:value-type="float">
            <text:p>83391495235,7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3846141082.88" calcext:value-type="float">
            <text:p>93846141082,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0212242750.694" calcext:value-type="float">
            <text:p>100212242750,6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8726850127.126" calcext:value-type="float">
            <text:p>108726850127,1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160821699.372" calcext:value-type="float">
            <text:p>109160821699,3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0624444827.109" calcext:value-type="float">
            <text:p>120624444827,10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5465702228.395" calcext:value-type="float">
            <text:p>125465702228,39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1395001565.06" calcext:value-type="float">
            <text:p>161395001565,0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74174701776.175" calcext:value-type="float">
            <text:p>174174701776,17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3530661411.657" calcext:value-type="float">
            <text:p>153530661411,65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77011279676.873" calcext:value-type="float">
            <text:p>177011279676,87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14684023902.52" calcext:value-type="float">
            <text:p>214684023902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16:57:48.481967800</meta:creation-date>
    <dc:date>2026-02-16T17:19:21.139927600</dc:date>
    <meta:editing-duration>PT10M6S</meta:editing-duration>
    <meta:editing-cycles>1</meta:editing-cycles>
    <meta:document-statistic meta:table-count="1" meta:cell-count="32" meta:object-count="0"/>
    <meta:generator>LibreOffice/25.2.7.2$Windows_X86_64 LibreOffice_project/5cbfd1ab6520636bb5f7b99185aa69bd7456825d</meta:generator>
  </office:meta>
</office:document-meta>
</file>